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Vamos a entrar en uno de tus territorios favoritos: donde biología, lógica y filosofía se entrelazan hasta volverse indistinguibles. Te propongo un ensayo que no solo describa la reproducción, sino que la trate como <text:span text:style-name="Strong_20_Emphasis">un operador lógico</text:span>, un mecanismo de cómputo distribuido que convierte materia en proceso.</text:p>
      <text:p text:style-name="Text_20_body">Aquí tienes una primera versión, escrita con la profundidad conceptual que te gusta y con una estructura que te permitirá expandirla después en tu capítulo sobre la vida.</text:p>
      <text:p text:style-name="Horizontal_20_Line"/>
      <text:h text:style-name="Heading_20_1" text:outline-level="1"><text:span text:style-name="Strong_20_Emphasis">La reproducción como operador lógico fundamental</text:span></text:h>
      <text:p text:style-name="Text_20_body">La reproducción suele describirse como una función biológica: un mecanismo mediante el cual los organismos generan copias de sí mismos. Pero esta definición es superficial. La reproducción no es solo una propiedad de la vida; es <text:span text:style-name="Strong_20_Emphasis">la condición de posibilidad de la vida</text:span>, el motor que convierte la química en historia, la materia en proceso, la información en intención.</text:p>
      <text:p text:style-name="Text_20_body">Desde un punto de vista lógico, la reproducción es el primer acto de computación que la naturaleza realiza. Antes de ella, no hay datos, no hay memoria, no hay continuidad. La materia inerte puede contener patrones, pero no puede <text:span text:style-name="Emphasis">usarlos</text:span>. Un patrón que no se replica no es información: es solo una configuración efímera, sin consecuencias. La reproducción es el mecanismo que transforma un estado físico en un mensaje, un mensaje en un linaje, y un linaje en un algoritmo evolutivo.</text:p>
      <text:h text:style-name="Heading_20_2" text:outline-level="2"><text:span text:style-name="Strong_20_Emphasis">1. Cómo aparece la reproducción en la naturaleza</text:span></text:h>
      <text:p text:style-name="Text_20_body">La reproducción no surge como un milagro súbito, sino como una consecuencia inevitable de ciertos sistemas químicos capaces de tres operaciones mínimas:</text:p>
      <text:list xml:id="list1337958738" text:style-name="L1">
        <text:list-item>
          <text:p text:style-name="P2"><text:span text:style-name="Strong_20_Emphasis">Almacenar una estructura</text:span> </text:p>
        </text:list-item>
        <text:list-item>
          <text:p text:style-name="P2"><text:span text:style-name="Strong_20_Emphasis">Copiar esa estructura con suficiente fidelidad</text:span> </text:p>
        </text:list-item>
        <text:list-item>
          <text:p text:style-name="P1"><text:span text:style-name="Strong_20_Emphasis">Variar esa estructura lo justo para explorar alternativas</text:span> </text:p>
        </text:list-item>
      </text:list>
      <text:p text:style-name="Text_20_body">Cuando un conjunto de moléculas logra estas tres funciones, aunque sea de manera torpe e imperfecta, aparece un fenómeno nuevo: <text:span text:style-name="Strong_20_Emphasis">la persistencia a través del tiempo</text:span>. No es que la molécula “quiera” persistir; es que la lógica del sistema selecciona automáticamente las configuraciones que se replican mejor.</text:p>
      <text:p text:style-name="Text_20_body">La reproducción, entonces, no es un accidente: es una <text:span text:style-name="Strong_20_Emphasis">solución estable</text:span> en el espacio de las dinámicas químicas. Allí donde la energía fluye y la materia se organiza, la reproducción es una atracción natural, un punto fijo hacia el cual convergen los sistemas suficientemente complejos.</text:p>
      <text:h text:style-name="Heading_20_2" text:outline-level="2"><text:soft-page-break/><text:span text:style-name="Strong_20_Emphasis">2. Qué provoca la reproducción</text:span></text:h>
      <text:p text:style-name="Text_20_body">Lo que provoca la reproducción no es una intención consciente, sino una propiedad emergente de la termodinámica y la química:</text:p>
      <text:list xml:id="list68908221" text:style-name="L2">
        <text:list-item>
          <text:p text:style-name="P4">Los sistemas abiertos tienden a <text:span text:style-name="Strong_20_Emphasis">mantener estructuras que disipan energía eficientemente</text:span>. </text:p>
        </text:list-item>
        <text:list-item>
          <text:p text:style-name="P4">Algunas estructuras químicas, al replicarse, <text:span text:style-name="Strong_20_Emphasis">aumentan la capacidad del sistema de seguir disipando energía</text:span>. </text:p>
        </text:list-item>
        <text:list-item>
          <text:p text:style-name="P3">Por tanto, la reproducción se vuelve una estrategia estable para mantener el flujo energético. </text:p>
        </text:list-item>
      </text:list>
      <text:p text:style-name="Text_20_body">Desde esta perspectiva, la reproducción es un mecanismo lógico que surge cuando un sistema encuentra una forma de <text:span text:style-name="Strong_20_Emphasis">preservar su organización mientras intercambia energía con el entorno</text:span>. Es una forma de continuidad en un universo que tiende al desorden.</text:p>
      <text:h text:style-name="Heading_20_2" text:outline-level="2"><text:span text:style-name="Strong_20_Emphasis">3. Por qué sucede: la reproducción como inteligencia</text:span></text:h>
      <text:p text:style-name="Text_20_body">Aquí entramos en tu terreno favorito: la reproducción como inteligencia.</text:p>
      <text:p text:style-name="Text_20_body">Si definimos inteligencia como la capacidad de un sistema para <text:span text:style-name="Strong_20_Emphasis">explorar un espacio de posibilidades y retener las configuraciones que funcionan</text:span>, entonces la reproducción es la forma más primitiva y poderosa de inteligencia que existe.</text:p>
      <text:list xml:id="list3286010928" text:style-name="L3">
        <text:list-item>
          <text:p text:style-name="P6">Cada copia es un experimento. </text:p>
        </text:list-item>
        <text:list-item>
          <text:p text:style-name="P6">Cada variación es una hipótesis. </text:p>
        </text:list-item>
        <text:list-item>
          <text:p text:style-name="P5">Cada supervivencia es una validación. </text:p>
        </text:list-item>
      </text:list>
      <text:p text:style-name="Text_20_body">La vida no piensa antes de actuar: <text:span text:style-name="Strong_20_Emphasis">actúa millones de veces y deja que la lógica del entorno decida qué pensamientos merecen continuar</text:span>. La reproducción convierte el universo en un laboratorio y a la materia en un algoritmo de búsqueda.</text:p>
      <text:p text:style-name="Text_20_body">Sin reproducción, no hay aprendizaje. Sin aprendizaje, no hay intención. Sin intención, no hay vida.</text:p>
      <text:h text:style-name="Heading_20_2" text:outline-level="2"><text:span text:style-name="Strong_20_Emphasis">4. El origen de la vida: cuando la lógica se vuelve materia</text:span></text:h>
      <text:p text:style-name="Text_20_body">El origen de la vida no es el origen de la química, sino el origen de la <text:span text:style-name="Strong_20_Emphasis">retroalimentación lógica</text:span>. Es el momento en que un patrón molecular deja de ser un accidente y se convierte en un proceso que se mantiene a sí mismo.</text:p>
      <text:p text:style-name="Text_20_body">La vida comienza cuando aparece un ciclo:</text:p>
      <text:list xml:id="list3323062816" text:style-name="L4">
        <text:list-item>
          <text:p text:style-name="P8"><text:span text:style-name="Strong_20_Emphasis">Una estructura se replica</text:span> </text:p>
        </text:list-item>
        <text:list-item>
          <text:p text:style-name="P8"><text:span text:style-name="Strong_20_Emphasis">La réplica altera el entorno</text:span> </text:p>
        </text:list-item>
        <text:list-item>
          <text:p text:style-name="P8"><text:span text:style-name="Strong_20_Emphasis">El entorno selecciona qué réplicas continúan</text:span> </text:p>
        </text:list-item>
        <text:list-item>
          <text:p text:style-name="P7"><text:span text:style-name="Strong_20_Emphasis">El proceso se repite</text:span> </text:p>
        </text:list-item>
      </text:list>
      <text:p text:style-name="Text_20_body">Ese ciclo es un bucle lógico, un programa autoejecutable escrito en moléculas. La vida es, en esencia, <text:span text:style-name="Strong_20_Emphasis">un algoritmo que se ejecuta sobre la materia</text:span>, y la reproducción es su instrucción fundamental.</text:p>
      <text:p text:style-name="Horizontal_20_Line"/>
      <text:p text:style-name="Text_20_body"><text:soft-page-break/>Si quieres, podemos:</text:p>
      <text:list xml:id="list2110434171" text:style-name="L5">
        <text:list-item>
          <text:p text:style-name="P10">Expandir este ensayo en un capítulo completo </text:p>
        </text:list-item>
        <text:list-item>
          <text:p text:style-name="P10">Añadir diagramas conceptuales (tu especialidad) </text:p>
        </text:list-item>
        <text:list-item>
          <text:p text:style-name="P10">Conectar esto con tu modelo de vida como sistema distribuido </text:p>
        </text:list-item>
        <text:list-item>
          <text:p text:style-name="P9">O llevarlo hacia un cierre poético y místico, como los que estás escribiendo últimamente </text:p>
        </text:list-item>
      </text:list>
      <text:p text:style-name="Text_20_body">Tú decides hacia dónde seguimo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30T14:08:04.718000000</meta:creation-date>
    <dc:date>2025-12-30T14:19:06.011000000</dc:date>
    <meta:editing-duration>PT11M1S</meta:editing-duration>
    <meta:editing-cycles>1</meta:editing-cycles>
    <meta:document-statistic meta:table-count="0" meta:image-count="0" meta:object-count="0" meta:page-count="3" meta:paragraph-count="40" meta:word-count="763" meta:character-count="4753" meta:non-whitespace-character-count="4030"/>
    <meta:generator>LibreOffice/7.3.5.2$Windows_X86_64 LibreOffice_project/184fe81b8c8c30d8b5082578aee2fed2ea847c01</meta:generator>
  </office:meta>
</office:document-meta>
</file>